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arcsin" table:style-name="ta1">
        <table:shapes>
          <draw:frame draw:z-index="0" draw:style-name="gr1" draw:text-style-name="P1" svg:width="9.3346in" svg:height="5.1449in" svg:x="3.9161in" svg:y="0.5335in">
            <draw:object draw:notify-on-update-of-ranges="valeursarcsin.A2:valeursarcsin.A202 valeursarcsin.B1:valeursarcsin.B1 valeursarcsin.B2:valeursarcsin.B202 valeursarcsin.A2:valeursarcsin.A202 valeursarcsin.C1:valeursarcsin.C1 valeursarcsin.C2:valeursarcsin.C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ASINSER</text:p>
          </table:table-cell>
          <table:table-cell office:value-type="string" calcext:value-type="string">
            <text:p>ULP ASIN (formule atan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98350" calcext:value-type="float">
            <text:p>1798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852229" calcext:value-type="float">
            <text:p>852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591035" calcext:value-type="float">
            <text:p>59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435066" calcext:value-type="float">
            <text:p>43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00004" calcext:value-type="float">
            <text:p>-0.96000004</text:p>
          </table:table-cell>
          <table:table-cell office:value-type="float" office:value="329842" calcext:value-type="float">
            <text:p>329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000005" calcext:value-type="float">
            <text:p>-0.95000005</text:p>
          </table:table-cell>
          <table:table-cell office:value-type="float" office:value="254590" calcext:value-type="float">
            <text:p>254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4000006" calcext:value-type="float">
            <text:p>-0.94000006</text:p>
          </table:table-cell>
          <table:table-cell office:value-type="float" office:value="198879" calcext:value-type="float">
            <text:p>19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000007" calcext:value-type="float">
            <text:p>-0.93000007</text:p>
          </table:table-cell>
          <table:table-cell office:value-type="float" office:value="156690" calcext:value-type="float">
            <text:p>156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00001" calcext:value-type="float">
            <text:p>-0.9200001</text:p>
          </table:table-cell>
          <table:table-cell office:value-type="float" office:value="124224" calcext:value-type="float">
            <text:p>12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100001" calcext:value-type="float">
            <text:p>-0.9100001</text:p>
          </table:table-cell>
          <table:table-cell office:value-type="float" office:value="98946" calcext:value-type="float">
            <text:p>98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00001" calcext:value-type="float">
            <text:p>-0.9000001</text:p>
          </table:table-cell>
          <table:table-cell office:value-type="float" office:value="79090" calcext:value-type="float">
            <text:p>79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00001" calcext:value-type="float">
            <text:p>-0.8900001</text:p>
          </table:table-cell>
          <table:table-cell office:value-type="float" office:value="63385" calcext:value-type="float">
            <text:p>63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800001" calcext:value-type="float">
            <text:p>-0.8800001</text:p>
          </table:table-cell>
          <table:table-cell office:value-type="float" office:value="50899" calcext:value-type="float">
            <text:p>5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00001" calcext:value-type="float">
            <text:p>-0.8700001</text:p>
          </table:table-cell>
          <table:table-cell office:value-type="float" office:value="40929" calcext:value-type="float">
            <text:p>4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00013" calcext:value-type="float">
            <text:p>-0.86000013</text:p>
          </table:table-cell>
          <table:table-cell office:value-type="float" office:value="32945" calcext:value-type="float">
            <text:p>3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000014" calcext:value-type="float">
            <text:p>-0.85000014</text:p>
          </table:table-cell>
          <table:table-cell office:value-type="float" office:value="26532" calcext:value-type="float">
            <text:p>26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4000015" calcext:value-type="float">
            <text:p>-0.84000015</text:p>
          </table:table-cell>
          <table:table-cell office:value-type="float" office:value="42747" calcext:value-type="float">
            <text:p>4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000016" calcext:value-type="float">
            <text:p>-0.83000016</text:p>
          </table:table-cell>
          <table:table-cell office:value-type="float" office:value="34434" calcext:value-type="float">
            <text:p>34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200002" calcext:value-type="float">
            <text:p>-0.8200002</text:p>
          </table:table-cell>
          <table:table-cell office:value-type="float" office:value="27730" calcext:value-type="float">
            <text:p>27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100002" calcext:value-type="float">
            <text:p>-0.8100002</text:p>
          </table:table-cell>
          <table:table-cell office:value-type="float" office:value="22320" calcext:value-type="float">
            <text:p>22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000002" calcext:value-type="float">
            <text:p>-0.8000002</text:p>
          </table:table-cell>
          <table:table-cell office:value-type="float" office:value="17954" calcext:value-type="float">
            <text:p>17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900002" calcext:value-type="float">
            <text:p>-0.7900002</text:p>
          </table:table-cell>
          <table:table-cell office:value-type="float" office:value="14428" calcext:value-type="float">
            <text:p>14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800002" calcext:value-type="float">
            <text:p>-0.7800002</text:p>
          </table:table-cell>
          <table:table-cell office:value-type="float" office:value="11582" calcext:value-type="float">
            <text:p>1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00002" calcext:value-type="float">
            <text:p>-0.7700002</text:p>
          </table:table-cell>
          <table:table-cell office:value-type="float" office:value="9286" calcext:value-type="float">
            <text:p>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00002" calcext:value-type="float">
            <text:p>-0.7600002</text:p>
          </table:table-cell>
          <table:table-cell office:value-type="float" office:value="7436" calcext:value-type="float">
            <text:p>7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75000024" calcext:value-type="float">
            <text:p>-0.75000024</text:p>
          </table:table-cell>
          <table:table-cell office:value-type="float" office:value="5943" calcext:value-type="float">
            <text:p>5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74000025" calcext:value-type="float">
            <text:p>-0.74000025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000026" calcext:value-type="float">
            <text:p>-0.73000026</text:p>
          </table:table-cell>
          <table:table-cell office:value-type="float" office:value="3779" calcext:value-type="float">
            <text:p>3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72000027" calcext:value-type="float">
            <text:p>-0.72000027</text:p>
          </table:table-cell>
          <table:table-cell office:value-type="float" office:value="3006" calcext:value-type="float">
            <text:p>3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7100003" calcext:value-type="float">
            <text:p>-0.7100003</text:p>
          </table:table-cell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00003" calcext:value-type="float">
            <text:p>-0.7000003</text:p>
          </table:table-cell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6900003" calcext:value-type="float">
            <text:p>-0.6900003</text:p>
          </table:table-cell>
          <table:table-cell office:value-type="float" office:value="1491" calcext:value-type="float">
            <text:p>1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6800003" calcext:value-type="float">
            <text:p>-0.6800003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6700003" calcext:value-type="float">
            <text:p>-0.6700003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600003" calcext:value-type="float">
            <text:p>-0.6600003</text:p>
          </table:table-cell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5000033" calcext:value-type="float">
            <text:p>-0.65000033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4000034" calcext:value-type="float">
            <text:p>-0.64000034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63000035" calcext:value-type="float">
            <text:p>-0.6300003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000036" calcext:value-type="float">
            <text:p>-0.62000036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100004" calcext:value-type="float">
            <text:p>-0.6100004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000004" calcext:value-type="float">
            <text:p>-0.600000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00004" calcext:value-type="float">
            <text:p>-0.59000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00004" calcext:value-type="float">
            <text:p>-0.58000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0004" calcext:value-type="float">
            <text:p>-0.57000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600004" calcext:value-type="float">
            <text:p>-0.560000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500004" calcext:value-type="float">
            <text:p>-0.55000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4000044" calcext:value-type="float">
            <text:p>-0.540000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000045" calcext:value-type="float">
            <text:p>-0.530000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000046" calcext:value-type="float">
            <text:p>-0.520000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1000047" calcext:value-type="float">
            <text:p>-0.510000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00005" calcext:value-type="float">
            <text:p>-0.500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900005" calcext:value-type="float">
            <text:p>-0.490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800005" calcext:value-type="float">
            <text:p>-0.4800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00005" calcext:value-type="float">
            <text:p>-0.470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6000051" calcext:value-type="float">
            <text:p>-0.460000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000052" calcext:value-type="float">
            <text:p>-0.450000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4000053" calcext:value-type="float">
            <text:p>-0.44000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000054" calcext:value-type="float">
            <text:p>-0.43000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000055" calcext:value-type="float">
            <text:p>-0.42000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000056" calcext:value-type="float">
            <text:p>-0.41000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000057" calcext:value-type="float">
            <text:p>-0.400000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000058" calcext:value-type="float">
            <text:p>-0.39000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00006" calcext:value-type="float">
            <text:p>-0.3800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00006" calcext:value-type="float">
            <text:p>-0.3700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00006" calcext:value-type="float">
            <text:p>-0.36000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5000062" calcext:value-type="float">
            <text:p>-0.35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000063" calcext:value-type="float">
            <text:p>-0.34000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000064" calcext:value-type="float">
            <text:p>-0.330000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000065" calcext:value-type="float">
            <text:p>-0.32000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1000066" calcext:value-type="float">
            <text:p>-0.31000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000067" calcext:value-type="float">
            <text:p>-0.30000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9000068" calcext:value-type="float">
            <text:p>-0.2900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00007" calcext:value-type="float">
            <text:p>-0.28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700007" calcext:value-type="float">
            <text:p>-0.270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0007" calcext:value-type="float">
            <text:p>-0.260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000072" calcext:value-type="float">
            <text:p>-0.25000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000071" calcext:value-type="float">
            <text:p>-0.24000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00007" calcext:value-type="float">
            <text:p>-0.23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00007" calcext:value-type="float">
            <text:p>-0.220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00007" calcext:value-type="float">
            <text:p>-0.21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000069" calcext:value-type="float">
            <text:p>-0.20000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000068" calcext:value-type="float">
            <text:p>-0.1900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000068" calcext:value-type="float">
            <text:p>-0.1800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000067" calcext:value-type="float">
            <text:p>-0.1700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00067" calcext:value-type="float">
            <text:p>-0.1600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000066" calcext:value-type="float">
            <text:p>-0.15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000066" calcext:value-type="float">
            <text:p>-0.14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000065" calcext:value-type="float">
            <text:p>-0.13000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000065" calcext:value-type="float">
            <text:p>-0.12000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0000655" calcext:value-type="float">
            <text:p>-0.110000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000066" calcext:value-type="float">
            <text:p>-0.10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000066" calcext:value-type="float">
            <text:p>-0.09000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00066" calcext:value-type="float">
            <text:p>-0.0800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000066" calcext:value-type="float">
            <text:p>-0.0700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0000665" calcext:value-type="float">
            <text:p>-0.060000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0000668" calcext:value-type="float">
            <text:p>-0.050000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000067" calcext:value-type="float">
            <text:p>-0.04000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00067" calcext:value-type="float">
            <text:p>-0.0300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000067" calcext:value-type="float">
            <text:p>-0.0200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000067" calcext:value-type="float">
            <text:p>-0.0100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067055225" calcext:value-type="float">
            <text:p>-6.7055225E-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99329" calcext:value-type="float">
            <text:p>0.009999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9999329" calcext:value-type="float">
            <text:p>0.019999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9329" calcext:value-type="float">
            <text:p>0.029999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99933" calcext:value-type="float">
            <text:p>0.03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999326" calcext:value-type="float">
            <text:p>0.049999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9999324" calcext:value-type="float">
            <text:p>0.059999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99932" calcext:value-type="float">
            <text:p>0.0699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99932" calcext:value-type="float">
            <text:p>0.07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999932" calcext:value-type="float">
            <text:p>0.08999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999316" calcext:value-type="float">
            <text:p>0.099999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999314" calcext:value-type="float">
            <text:p>0.109999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99931" calcext:value-type="float">
            <text:p>0.11999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99931" calcext:value-type="float">
            <text:p>0.129999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999932" calcext:value-type="float">
            <text:p>0.13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999932" calcext:value-type="float">
            <text:p>0.149999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999933" calcext:value-type="float">
            <text:p>0.15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999933" calcext:value-type="float">
            <text:p>0.16999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99934" calcext:value-type="float">
            <text:p>0.179999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999934" calcext:value-type="float">
            <text:p>0.18999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99935" calcext:value-type="float">
            <text:p>0.19999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999935" calcext:value-type="float">
            <text:p>0.2099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99936" calcext:value-type="float">
            <text:p>0.21999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99936" calcext:value-type="float">
            <text:p>0.229999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999937" calcext:value-type="float">
            <text:p>0.23999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99937" calcext:value-type="float">
            <text:p>0.24999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999936" calcext:value-type="float">
            <text:p>0.259999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999936" calcext:value-type="float">
            <text:p>0.26999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999935" calcext:value-type="float">
            <text:p>0.2799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99934" calcext:value-type="float">
            <text:p>0.28999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99933" calcext:value-type="float">
            <text:p>0.29999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99932" calcext:value-type="float">
            <text:p>0.30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99993" calcext:value-type="float">
            <text:p>0.3199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9993" calcext:value-type="float">
            <text:p>0.32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9993" calcext:value-type="float">
            <text:p>0.33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99928" calcext:value-type="float">
            <text:p>0.34999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99927" calcext:value-type="float">
            <text:p>0.35999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999926" calcext:value-type="float">
            <text:p>0.369999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99925" calcext:value-type="float">
            <text:p>0.37999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999924" calcext:value-type="float">
            <text:p>0.38999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99923" calcext:value-type="float">
            <text:p>0.39999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99922" calcext:value-type="float">
            <text:p>0.409999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9992" calcext:value-type="float">
            <text:p>0.4199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9992" calcext:value-type="float">
            <text:p>0.4299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9992" calcext:value-type="float">
            <text:p>0.4399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99918" calcext:value-type="float">
            <text:p>0.449999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99917" calcext:value-type="float">
            <text:p>0.459999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9916" calcext:value-type="float">
            <text:p>0.469999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7999915" calcext:value-type="float">
            <text:p>0.479999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99915" calcext:value-type="float">
            <text:p>0.489999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99914" calcext:value-type="float">
            <text:p>0.499999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99916" calcext:value-type="float">
            <text:p>0.509999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99915" calcext:value-type="float">
            <text:p>0.519999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99914" calcext:value-type="float">
            <text:p>0.529999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9991" calcext:value-type="float">
            <text:p>0.53999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9991" calcext:value-type="float">
            <text:p>0.549999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9991" calcext:value-type="float">
            <text:p>0.559999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699991" calcext:value-type="float">
            <text:p>0.569999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799991" calcext:value-type="float">
            <text:p>0.57999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99991" calcext:value-type="float">
            <text:p>0.589999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999907" calcext:value-type="float">
            <text:p>0.5999990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99906" calcext:value-type="float">
            <text:p>0.60999906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1999905" calcext:value-type="float">
            <text:p>0.61999905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2999904" calcext:value-type="float">
            <text:p>0.62999904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3999903" calcext:value-type="float">
            <text:p>0.63999903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9999" calcext:value-type="float">
            <text:p>0.649999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9999" calcext:value-type="float">
            <text:p>0.659999</text:p>
          </table:table-cell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69999" calcext:value-type="float">
            <text:p>0.669999</text:p>
          </table:table-cell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79999" calcext:value-type="float">
            <text:p>0.679999</text:p>
          </table:table-cell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89999" calcext:value-type="float">
            <text:p>0.689999</text:p>
          </table:table-cell>
          <table:table-cell office:value-type="float" office:value="1492" calcext:value-type="float">
            <text:p>1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1888" calcext:value-type="float">
            <text:p>1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70999897" calcext:value-type="float">
            <text:p>0.70999897</text:p>
          </table:table-cell>
          <table:table-cell office:value-type="float" office:value="2384" calcext:value-type="float">
            <text:p>2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1999896" calcext:value-type="float">
            <text:p>0.71999896</text:p>
          </table:table-cell>
          <table:table-cell office:value-type="float" office:value="3004" calcext:value-type="float">
            <text:p>3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2999895" calcext:value-type="float">
            <text:p>0.72999895</text:p>
          </table:table-cell>
          <table:table-cell office:value-type="float" office:value="3779" calcext:value-type="float">
            <text:p>37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73999894" calcext:value-type="float">
            <text:p>0.73999894</text:p>
          </table:table-cell>
          <table:table-cell office:value-type="float" office:value="4743" calcext:value-type="float">
            <text:p>4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499989" calcext:value-type="float">
            <text:p>0.7499989</text:p>
          </table:table-cell>
          <table:table-cell office:value-type="float" office:value="5944" calcext:value-type="float">
            <text:p>5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599989" calcext:value-type="float">
            <text:p>0.7599989</text:p>
          </table:table-cell>
          <table:table-cell office:value-type="float" office:value="7434" calcext:value-type="float">
            <text:p>7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699989" calcext:value-type="float">
            <text:p>0.7699989</text:p>
          </table:table-cell>
          <table:table-cell office:value-type="float" office:value="9285" calcext:value-type="float">
            <text:p>9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99989" calcext:value-type="float">
            <text:p>0.7799989</text:p>
          </table:table-cell>
          <table:table-cell office:value-type="float" office:value="11581" calcext:value-type="float">
            <text:p>1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99989" calcext:value-type="float">
            <text:p>0.7899989</text:p>
          </table:table-cell>
          <table:table-cell office:value-type="float" office:value="14426" calcext:value-type="float">
            <text:p>14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999989" calcext:value-type="float">
            <text:p>0.7999989</text:p>
          </table:table-cell>
          <table:table-cell office:value-type="float" office:value="17952" calcext:value-type="float">
            <text:p>17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99887" calcext:value-type="float">
            <text:p>0.80999887</text:p>
          </table:table-cell>
          <table:table-cell office:value-type="float" office:value="22320" calcext:value-type="float">
            <text:p>22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1999886" calcext:value-type="float">
            <text:p>0.81999886</text:p>
          </table:table-cell>
          <table:table-cell office:value-type="float" office:value="27730" calcext:value-type="float">
            <text:p>27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99885" calcext:value-type="float">
            <text:p>0.82999885</text:p>
          </table:table-cell>
          <table:table-cell office:value-type="float" office:value="34434" calcext:value-type="float">
            <text:p>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99884" calcext:value-type="float">
            <text:p>0.83999884</text:p>
          </table:table-cell>
          <table:table-cell office:value-type="float" office:value="42747" calcext:value-type="float">
            <text:p>4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99883" calcext:value-type="float">
            <text:p>0.84999883</text:p>
          </table:table-cell>
          <table:table-cell office:value-type="float" office:value="26532" calcext:value-type="float">
            <text:p>2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88" calcext:value-type="float">
            <text:p>0.8599988</text:p>
          </table:table-cell>
          <table:table-cell office:value-type="float" office:value="32944" calcext:value-type="float">
            <text:p>3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9988" calcext:value-type="float">
            <text:p>0.8699988</text:p>
          </table:table-cell>
          <table:table-cell office:value-type="float" office:value="40929" calcext:value-type="float">
            <text:p>40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99988" calcext:value-type="float">
            <text:p>0.8799988</text:p>
          </table:table-cell>
          <table:table-cell office:value-type="float" office:value="50898" calcext:value-type="float">
            <text:p>50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99988" calcext:value-type="float">
            <text:p>0.8899988</text:p>
          </table:table-cell>
          <table:table-cell office:value-type="float" office:value="63383" calcext:value-type="float">
            <text:p>6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99988" calcext:value-type="float">
            <text:p>0.8999988</text:p>
          </table:table-cell>
          <table:table-cell office:value-type="float" office:value="79087" calcext:value-type="float">
            <text:p>7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9988" calcext:value-type="float">
            <text:p>0.9099988</text:p>
          </table:table-cell>
          <table:table-cell office:value-type="float" office:value="98943" calcext:value-type="float">
            <text:p>98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99876" calcext:value-type="float">
            <text:p>0.91999876</text:p>
          </table:table-cell>
          <table:table-cell office:value-type="float" office:value="124221" calcext:value-type="float">
            <text:p>124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99876" calcext:value-type="float">
            <text:p>0.92999876</text:p>
          </table:table-cell>
          <table:table-cell office:value-type="float" office:value="156685" calcext:value-type="float">
            <text:p>156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875" calcext:value-type="float">
            <text:p>0.93999875</text:p>
          </table:table-cell>
          <table:table-cell office:value-type="float" office:value="198874" calcext:value-type="float">
            <text:p>19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874" calcext:value-type="float">
            <text:p>0.94999874</text:p>
          </table:table-cell>
          <table:table-cell office:value-type="float" office:value="254580" calcext:value-type="float">
            <text:p>254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87" calcext:value-type="float">
            <text:p>0.9599987</text:p>
          </table:table-cell>
          <table:table-cell office:value-type="float" office:value="329831" calcext:value-type="float">
            <text:p>329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99987" calcext:value-type="float">
            <text:p>0.9699987</text:p>
          </table:table-cell>
          <table:table-cell office:value-type="float" office:value="435050" calcext:value-type="float">
            <text:p>435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9987" calcext:value-type="float">
            <text:p>0.9799987</text:p>
          </table:table-cell>
          <table:table-cell office:value-type="float" office:value="591010" calcext:value-type="float">
            <text:p>59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987" calcext:value-type="float">
            <text:p>0.9899987</text:p>
          </table:table-cell>
          <table:table-cell office:value-type="float" office:value="852182" calcext:value-type="float">
            <text:p>85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7" calcext:value-type="float">
            <text:p>0.9999987</text:p>
          </table:table-cell>
          <table:table-cell office:value-type="float" office:value="1784797" calcext:value-type="float">
            <text:p>178479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6:45:28.49895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45:57.517106684</dc:date>
    <dc:creator>Nizar Salah</dc:creator>
    <meta:editing-duration>PT3M21S</meta:editing-duration>
    <meta:editing-cycles>2</meta:editing-cycles>
    <meta:generator>LibreOffice/4.3.7.2$Linux_X86_64 LibreOffice_project/43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11cm" svg:height="13.069cm" xlink:href=".." xlink:type="simple" chart:class="chart:scatter" chart:style-name="ch1">
        <chart:legend chart:legend-position="end" svg:x="18.663cm" svg:y="5.986cm" style:legend-expansion="high" chart:style-name="ch2"/>
        <chart:plot-area chart:style-name="ch3" table:cell-range-address="valeursarcsin.A2:valeursarcsin.C202 valeursarcsin.B1:valeursarcsin.C1" chart:data-source-has-labels="row" svg:x="0.474cm" svg:y="0.261cm" svg:width="17.715cm" svg:height="12.547cm">
          <chartooo:coordinate-region svg:x="0.765cm" svg:y="0.46cm" svg:width="17.184cm" svg:height="11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rcsin.B2:valeursarcsin.B202" chart:label-cell-address="valeursarcsin.B1:valeursarcsin.B1" chart:class="chart:scatter">
            <chart:domain table:cell-range-address="valeursarcsin.A2:valeursarcsin.A202"/>
            <chart:data-point chart:repeated="201"/>
          </chart:series>
          <chart:series chart:style-name="ch7" chart:values-cell-range-address="valeursarcsin.C2:valeursarcsin.C202" chart:label-cell-address="valeursarcsin.C1:valeursarcsin.C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SINSER</text:p>
                <draw:g>
                  <svg:desc>valeursarcsin.B1:valeursarcsin.B1</svg:desc>
                </draw:g>
              </table:table-cell>
              <table:table-cell office:value-type="string">
                <text:p>ULP ASIN (formule atan)</text:p>
                <draw:g>
                  <svg:desc>valeursarcsin.C1:valeursarcs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valeursarcsin.A2:valeursarcsin.A202</svg:desc>
                </draw:g>
              </table:table-cell>
              <table:table-cell office:value-type="float" office:value="1798350">
                <text:p>1798350</text:p>
                <draw:g>
                  <svg:desc>valeursarcsin.B2:valeursarcsin.B202</svg:desc>
                </draw:g>
              </table:table-cell>
              <table:table-cell office:value-type="float" office:value="0">
                <text:p>0</text:p>
                <draw:g>
                  <svg:desc>valeursarcsin.C2:valeursarcsin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852229">
                <text:p>852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591035">
                <text:p>59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435066">
                <text:p>435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329842">
                <text:p>329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254590">
                <text:p>254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198879">
                <text:p>19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156690">
                <text:p>156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124224">
                <text:p>124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98946">
                <text:p>98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79090">
                <text:p>79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63385">
                <text:p>63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50899">
                <text:p>5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40929">
                <text:p>4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32945">
                <text:p>3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26532">
                <text:p>26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42747">
                <text:p>4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34434">
                <text:p>34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27730">
                <text:p>27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22320">
                <text:p>2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17954">
                <text:p>17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14428">
                <text:p>14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11582">
                <text:p>1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9286">
                <text:p>9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7436">
                <text:p>7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5943">
                <text:p>5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4744">
                <text:p>4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3779">
                <text:p>3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3006">
                <text:p>30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2385">
                <text:p>2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888">
                <text:p>1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1491">
                <text:p>1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1175">
                <text:p>1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924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725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566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41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67055225">
                <text:p>-0.00000067055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99933">
                <text:p>0.03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99932">
                <text:p>0.06999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999932">
                <text:p>0.07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99932">
                <text:p>0.089999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999931">
                <text:p>0.11999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999931">
                <text:p>0.12999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999932">
                <text:p>0.13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99932">
                <text:p>0.149999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999933">
                <text:p>0.15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99935">
                <text:p>0.209999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999936">
                <text:p>0.229999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999937">
                <text:p>0.249999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999936">
                <text:p>0.259999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999936">
                <text:p>0.26999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999935">
                <text:p>0.279999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999934">
                <text:p>0.289999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99932">
                <text:p>0.30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99993">
                <text:p>0.319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9993">
                <text:p>0.32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99993">
                <text:p>0.33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999927">
                <text:p>0.359999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999926">
                <text:p>0.369999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999924">
                <text:p>0.389999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999923">
                <text:p>0.399999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99992">
                <text:p>0.41999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9992">
                <text:p>0.42999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99992">
                <text:p>0.43999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9918">
                <text:p>0.449999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999917">
                <text:p>0.459999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999916">
                <text:p>0.469999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999915">
                <text:p>0.479999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999915">
                <text:p>0.489999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999914">
                <text:p>0.499999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999916">
                <text:p>0.509999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999915">
                <text:p>0.5199991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999914">
                <text:p>0.5299991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9991">
                <text:p>0.539999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991">
                <text:p>0.549999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9991">
                <text:p>0.559999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9991">
                <text:p>0.5699991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99991">
                <text:p>0.5799991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99991">
                <text:p>0.5899991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999905">
                <text:p>0.61999905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999904">
                <text:p>0.62999904</text:p>
              </table:table-cell>
              <table:table-cell office:value-type="float" office:value="343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999903">
                <text:p>0.63999903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9999">
                <text:p>0.649999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9999">
                <text:p>0.659999</text:p>
              </table:table-cell>
              <table:table-cell office:value-type="float" office:value="723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9999">
                <text:p>0.669999</text:p>
              </table:table-cell>
              <table:table-cell office:value-type="float" office:value="923">
                <text:p>9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9999">
                <text:p>0.679999</text:p>
              </table:table-cell>
              <table:table-cell office:value-type="float" office:value="1174">
                <text:p>1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999">
                <text:p>0.689999</text:p>
              </table:table-cell>
              <table:table-cell office:value-type="float" office:value="1492">
                <text:p>1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9999">
                <text:p>0.699999</text:p>
              </table:table-cell>
              <table:table-cell office:value-type="float" office:value="1888">
                <text:p>1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999897">
                <text:p>0.70999897</text:p>
              </table:table-cell>
              <table:table-cell office:value-type="float" office:value="2384">
                <text:p>2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999896">
                <text:p>0.71999896</text:p>
              </table:table-cell>
              <table:table-cell office:value-type="float" office:value="3004">
                <text:p>3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999895">
                <text:p>0.72999895</text:p>
              </table:table-cell>
              <table:table-cell office:value-type="float" office:value="3779">
                <text:p>3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999894">
                <text:p>0.73999894</text:p>
              </table:table-cell>
              <table:table-cell office:value-type="float" office:value="4743">
                <text:p>4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499989">
                <text:p>0.7499989</text:p>
              </table:table-cell>
              <table:table-cell office:value-type="float" office:value="5944">
                <text:p>5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99989">
                <text:p>0.7599989</text:p>
              </table:table-cell>
              <table:table-cell office:value-type="float" office:value="7434">
                <text:p>7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99989">
                <text:p>0.7699989</text:p>
              </table:table-cell>
              <table:table-cell office:value-type="float" office:value="9285">
                <text:p>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99989">
                <text:p>0.7799989</text:p>
              </table:table-cell>
              <table:table-cell office:value-type="float" office:value="11581">
                <text:p>1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99989">
                <text:p>0.7899989</text:p>
              </table:table-cell>
              <table:table-cell office:value-type="float" office:value="14426">
                <text:p>14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99989">
                <text:p>0.7999989</text:p>
              </table:table-cell>
              <table:table-cell office:value-type="float" office:value="17952">
                <text:p>17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99887">
                <text:p>0.80999887</text:p>
              </table:table-cell>
              <table:table-cell office:value-type="float" office:value="22320">
                <text:p>22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999886">
                <text:p>0.81999886</text:p>
              </table:table-cell>
              <table:table-cell office:value-type="float" office:value="27730">
                <text:p>27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999885">
                <text:p>0.82999885</text:p>
              </table:table-cell>
              <table:table-cell office:value-type="float" office:value="34434">
                <text:p>3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999884">
                <text:p>0.83999884</text:p>
              </table:table-cell>
              <table:table-cell office:value-type="float" office:value="42747">
                <text:p>4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999883">
                <text:p>0.84999883</text:p>
              </table:table-cell>
              <table:table-cell office:value-type="float" office:value="26532">
                <text:p>2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99988">
                <text:p>0.8599988</text:p>
              </table:table-cell>
              <table:table-cell office:value-type="float" office:value="32944">
                <text:p>3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99988">
                <text:p>0.8699988</text:p>
              </table:table-cell>
              <table:table-cell office:value-type="float" office:value="40929">
                <text:p>40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9988">
                <text:p>0.8799988</text:p>
              </table:table-cell>
              <table:table-cell office:value-type="float" office:value="50898">
                <text:p>50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99988">
                <text:p>0.8899988</text:p>
              </table:table-cell>
              <table:table-cell office:value-type="float" office:value="63383">
                <text:p>63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9988">
                <text:p>0.8999988</text:p>
              </table:table-cell>
              <table:table-cell office:value-type="float" office:value="79087">
                <text:p>79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099988">
                <text:p>0.9099988</text:p>
              </table:table-cell>
              <table:table-cell office:value-type="float" office:value="98943">
                <text:p>98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999876">
                <text:p>0.91999876</text:p>
              </table:table-cell>
              <table:table-cell office:value-type="float" office:value="124221">
                <text:p>12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999876">
                <text:p>0.92999876</text:p>
              </table:table-cell>
              <table:table-cell office:value-type="float" office:value="156685">
                <text:p>15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999875">
                <text:p>0.93999875</text:p>
              </table:table-cell>
              <table:table-cell office:value-type="float" office:value="198874">
                <text:p>19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999874">
                <text:p>0.94999874</text:p>
              </table:table-cell>
              <table:table-cell office:value-type="float" office:value="254580">
                <text:p>254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99987">
                <text:p>0.9599987</text:p>
              </table:table-cell>
              <table:table-cell office:value-type="float" office:value="329831">
                <text:p>329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99987">
                <text:p>0.9699987</text:p>
              </table:table-cell>
              <table:table-cell office:value-type="float" office:value="435050">
                <text:p>435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9987">
                <text:p>0.9799987</text:p>
              </table:table-cell>
              <table:table-cell office:value-type="float" office:value="591010">
                <text:p>59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99987">
                <text:p>0.9899987</text:p>
              </table:table-cell>
              <table:table-cell office:value-type="float" office:value="852182">
                <text:p>85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87">
                <text:p>0.9999987</text:p>
              </table:table-cell>
              <table:table-cell office:value-type="float" office:value="1784797">
                <text:p>17847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